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</office:automatic-styles>
  <office:body>
    <office:text text:use-soft-page-breaks="true">
      <text:p text:style-name="P1">script:<text:s/></text:p>
      <text:p text:style-name="Normal"/>
      <text:p text:style-name="Normal">slide 1: Introduce myself, the title, supervisor etc</text:p>
      <text:p text:style-name="Normal"/>
      <text:p text:style-name="Normal">slide 2: Talk about the entirety of talk, how it will progress, etc</text:p>
      <text:p text:style-name="Normal"/>
      <text:p text:style-name="Normal">slide 3: Introduce graphene, familiarity with graphite and carbon nanotubes -&gt; graphene used to make them . to follow: why is graphene good? what am I doing with it?</text:p>
      <text:p text:style-name="Normal">slide 4: Introduce the solid state physics, what is a band structure and band gap. <text:s text:c="2"/></text:p>
      <text:list text:style-name="LFO1" text:continue-numbering="true">
        <text:list-item>
          <text:p text:style-name="P2">QM: electrons can exist within discrete energy levels</text:p>
        </text:list-item>
        <text:list-item>
          <text:p text:style-name="P3">therefore a large collection of atoms gives an entire range of energies that electrons can occupy within that collection (molecule) -&gt; band structure</text:p>
        </text:list-item>
      </text:list>
      <text:p text:style-name="Normal"/>
      <text:list text:style-name="LFO1" text:continue-numbering="true">
        <text:list-item>
          <text:p text:style-name="P4">now imagine a solid where electrons are filled up to lowest orbital, need a LARGE amount of energy to jump to next orbital -&gt; band gap</text:p>
        </text:list-item>
      </text:list>
      <text:p text:style-name="Normal"/>
      <text:list text:style-name="LFO1" text:continue-numbering="true">
        <text:list-item>
          <text:p text:style-name="P5">that is a band gap, and finding ways to change that band gap in graphene is my project.<text:s/></text:p>
        </text:list-item>
      </text:list>
      <text:p text:style-name="Normal"/>
      <text:p text:style-name="Normal">slide 5: why would we want to change the band gap of graphene?</text:p>
      <text:p text:style-name="Normal"/>
      <text:list text:style-name="LFO2" text:continue-numbering="true">
        <text:list-item>
          <text:p text:style-name="P6">materials with a band gap between 0~3eV are semiconductors, which are used to create TRANSISTORS.</text:p>
        </text:list-item>
      </text:list>
      <text:p text:style-name="Normal"/>
      <text:list text:style-name="LFO2" text:continue-numbering="true">
        <text:list-item>
          <text:p text:style-name="P7">Computers have billions of transistors, electronics in general is a huge multi-billion dollar industry, which semiconductors are at the heart of.</text:p>
        </text:list-item>
      </text:list>
      <text:p text:style-name="Normal"/>
      <text:list text:style-name="LFO2" text:continue-numbering="true">
        <text:list-item>
          <text:p text:style-name="P8">Graphene has exceptional properties in this context, high electron mobility, very small (miniturazition, smaller computers phones etc) amongst others.<text:s/></text:p>
        </text:list-item>
      </text:list>
      <text:p text:style-name="Normal"/>
      <text:list text:style-name="LFO2" text:continue-numbering="true">
        <text:list-item>
          <text:p text:style-name="P9">need to be able to control the size of graphenes band gap for real world applications -&gt; my project, band gap engineering</text:p>
        </text:list-item>
      </text:list>
      <text:p text:style-name="Normal"/>
      <text:list text:style-name="LFO2" text:continue-numbering="true">
        <text:list-item>
          <text:p text:style-name="P10">summary: see how we can change the band gap of graphene in a useful way to exploit graphenes exceptional properties in electronics.</text:p>
        </text:list-item>
      </text:list>
      <text:soft-page-break/>
      <text:p text:style-name="Normal">Slide 6: Theory/techniques</text:p>
      <text:p text:style-name="Normal">Two ways to compute band structure of a material: DFT (like quantum mechanics) and TBM (uses quantum princeples)</text:p>
      <text:p text:style-name="Normal"/>
      <text:p text:style-name="Normal">Slide 7: Why both? Why not just one or the other for the investigation?</text:p>
      <text:p text:style-name="Normal">DFT very slow, hard to see the physics behind all the computation BUT, it gives a very reliable answer<text:s/></text:p>
      <text:p text:style-name="Normal">TBM is fast, but needs external parameterisation. Needs the DFT results to give it a physical meaning.</text:p>
      <text:p text:style-name="Normal"/>
      <text:p text:style-name="Normal">Summary: general aim is do some calculations on DFT, obtain a model that is physical, then investigate the FULL range of band gaps accessible to graphene-derived structures</text:p>
      <text:p text:style-name="Normal"/>
      <text:p text:style-name="Normal">Slide 8: Results begin</text:p>
      <text:p text:style-name="Normal"/>
      <text:p text:style-name="Normal">Firstly, my project is gap engineering, how am I going to do that? Firstly, will set up the problem, does graphene have a band gap?</text:p>
      <text:p text:style-name="Normal"/>
      <text:p text:style-name="Normal">Answer: NO, many exeptional properties, but no band gap. -&gt; semimetallic. (DFT/TBM fitting but no gap)</text:p>
      <text:p text:style-name="Normal"/>
      <text:p text:style-name="Normal">Two big ways to alter band gap in materials: STRAIN and DOPING.<text:s/></text:p>
      <text:p text:style-name="Normal">First part focus on UNIAXIAL STRAIN, so I applied uniaxial strain to bulk graphene in both axes: x and y. Neither direction was found to induce a band gap in bulk graphene, this sets up the problem, need to find a more creative way of achiving a gap.</text:p>
      <text:p text:style-name="Normal"/>
      <text:p text:style-name="Normal">Slide 9: A popular approach in the general research area is to pattern graphene into graphene nanoribbons (quasi-1-dimensional)<text:s/>-<text:s/><text:s/>include picture of armchair and zigzag edged ribbons.<text:s/></text:p>
      <text:p text:style-name="Normal"/>
      <text:p text:style-name="Normal">Interesting quantum effects occur when graphene is confined to quasi-1-D, most importantly a band gap forms in both types! My question: what is this gap sensitive to?</text:p>
      <text:p text:style-name="Normal"/>
      <text:p text:style-name="Normal">First look at, width of the ribbon, yes!, tends to decrease the gap.<text:s/></text:p>
      <text:p text:style-name="Normal"/>
      <text:p text:style-name="Normal">Now, what about ribbons with constant width, strain?</text:p>
      <text:p text:style-name="Normal"/>
      <text:p text:style-name="Normal">Yes, uniaxial strain is huge in AGNRs, increase and decrease. Furthermore, shear strain decreases the gap, whichever the experiemntalits find easier!</text:p>
      <text:p text:style-name="Normal">Same for ZGNRs!</text:p>
      <text:p text:style-name="Normal"/>
      <text:p text:style-name="Normal">Finally, strain is not always feasible, and also want to explore foreign atoms as a technique of tuning the electronic band structure. Introduce a new ‘class’ of structure, based off experimental work.<text:s/>Proved to be made in the lab! ,they have done energetic calculations on it, now I investigate its electronic band structure.<text:s/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</meta:initial-creator>
    <dc:creator>Nick</dc:creator>
    <meta:creation-date>2015-06-01T18:19:00Z</meta:creation-date>
    <dc:date>2015-06-01T19:07:00Z</dc:date>
    <meta:template xlink:href="Normal" xlink:type="simple"/>
    <meta:editing-cycles>2</meta:editing-cycles>
    <meta:editing-duration>PT2880S</meta:editing-duration>
    <meta:document-statistic meta:page-count="3" meta:paragraph-count="7" meta:word-count="550" meta:character-count="3681" meta:row-count="26" meta:non-whitespace-character-count="3138"/>
  </office:meta>
</office:document-meta>
</file>